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3c066"/>
    </style:style>
    <style:style style:name="P2" style:family="paragraph" style:parent-style-name="Standard">
      <style:text-properties officeooo:paragraph-rsid="00043848"/>
    </style:style>
    <style:style style:name="P3" style:family="paragraph" style:parent-style-name="Standard">
      <style:text-properties officeooo:rsid="00061ecd" officeooo:paragraph-rsid="00061ecd"/>
    </style:style>
    <style:style style:name="P4" style:family="paragraph" style:parent-style-name="Standard">
      <style:text-properties officeooo:rsid="000641ee" officeooo:paragraph-rsid="000641ee"/>
    </style:style>
    <style:style style:name="P5" style:family="paragraph" style:parent-style-name="Standard">
      <style:text-properties officeooo:rsid="000234f4" officeooo:paragraph-rsid="0007e3c8"/>
    </style:style>
    <style:style style:name="P6" style:family="paragraph" style:parent-style-name="Standard">
      <style:text-properties officeooo:rsid="000a4603" officeooo:paragraph-rsid="000a4603"/>
    </style:style>
    <style:style style:name="P7" style:family="paragraph" style:parent-style-name="Standard">
      <style:text-properties officeooo:rsid="000c790f" officeooo:paragraph-rsid="000c790f"/>
    </style:style>
    <style:style style:name="T1" style:family="text">
      <style:text-properties officeooo:rsid="000234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effen Montag 05.11.18 </text:p>
      <text:p text:style-name="P5"/>
      <text:p text:style-name="P5">Protokoll vetreten durch René</text:p>
      <text:p text:style-name="Standard"/>
      <text:p text:style-name="P3">Sprintreview</text:p>
      <text:p text:style-name="P4">Für Sprint Nr. 1</text:p>
      <text:p text:style-name="P4"/>
      <text:p text:style-name="Standard"/>
      <text:p text:style-name="Standard"><text:span text:style-name="T1">K</text:span>rankheitsbedingt fehlten:</text:p>
      <text:p text:style-name="Standard"/>
      <text:p text:style-name="Standard">K. Kriener</text:p>
      <text:p text:style-name="Standard">M. Siegburg</text:p>
      <text:p text:style-name="Standard">L. Tietz</text:p>
      <text:p text:style-name="Standard"/>
      <text:p text:style-name="P1">13:59 Eintreffen aller Mitglieder (ausgenommen besagte Abwesende)</text:p>
      <text:p text:style-name="P1">14:00 Beginn des Meetings.</text:p>
      <text:p text:style-name="P1"/>
      <text:p text:style-name="P2">14:10 Ende des Meetings</text:p>
      <text:p text:style-name="Standard"/>
      <text:p text:style-name="Standard"/>
      <text:p text:style-name="Standard">Tagesordnungspunkte:</text:p>
      <text:p text:style-name="Standard"/>
      <text:p text:style-name="Standard"><text:tab/>- User-Story-Eintragung "Review"</text:p>
      <text:p text:style-name="Standard"><text:tab/>- Planung für QA-Dokument - Fertiefung</text:p>
      <text:p text:style-name="Standard"><text:tab/>- Sichtung des bisherigen Fortschritts (Schlagwort: UI)</text:p>
      <text:p text:style-name="Standard"/>
      <text:p text:style-name="Standard"/>
      <text:p text:style-name="Standard"/>
      <text:p text:style-name="Standard"/>
      <text:p text:style-name="Standard">- Es wurde angemerkt, dass die User Stories (und die dazugehörigen Tasks), der Rolle "Spieler" um Beschreibungen erweitert werden.</text:p>
      <text:p text:style-name="Standard"/>
      <text:p text:style-name="Standard">- Es wurde besprochen, dass die Epic "KI-Engineteilnehmer" erstellt und (nach besprochenen Vorgaben an die User-Stories und die dazugehörigen Tasks) vervollständigt wird.</text:p>
      <text:p text:style-name="Standard"/>
      <text:p text:style-name="Standard">- Spieler sowie Beobachter müssen um "Sicht der Hände" erweitert werden. (Fällt unter "Sicht auf das Spielfeld")</text:p>
      <text:p text:style-name="Standard"/>
      <text:p text:style-name="Standard">- Anmerkung: Spielerreihenfolge anzeigen bei mehreren Spielern.</text:p>
      <text:p text:style-name="Standard"/>
      <text:p text:style-name="Standard">- Anmerkung: Es existieren Kombinationen aus Symbolen und Farben (Anzahl der Variationen) die eine hohe Spieleranzahl nicht billigen. Sprich: Restriktionen für den Ausrichter bilden!</text:p>
      <text:p text:style-name="Standard"/>
      <text:p text:style-name="Standard">- Bei der Rolle des Beobachter fehlt die optionale User-Story "Chatfunktion nutzen".</text:p>
      <text:p text:style-name="Standard"/>
      <text:p text:style-name="Standard">- Tags für optionale Funktionen und wichtige Features.</text:p>
      <text:p text:style-name="Standard"/>
      <text:p text:style-name="Standard">- Anmerkung: Bekommen vom Orga-Team einen Server, allerdings sollten wir selbst einen angepassten Server bereitstellen um Fukntionen zu gewährleisten.</text:p>
      <text:p text:style-name="Standard"/>
      <text:p text:style-name="Standard"/>
      <text:p text:style-name="Standard"/>
      <text:p text:style-name="P6"><text:soft-page-break/>Rückblickend auf den Sprint:</text:p>
      <text:p text:style-name="P6"/>
      <text:p text:style-name="P6">Design für GUI Steht und wurde im Meeting vorgestellt. </text:p>
      <text:p text:style-name="P6">Arbeit an QA-Dokument und Backlog wurde begonnen und einzelne User Stories werden aktiv bearbeitet und verbessert.</text:p>
      <text:p text:style-name="P7">Abgabe des Angebots lief weitestgehend gut. Nach dem Meeting am Abgabetag musste zwar noch einiges Korrigiert werden und es gab Probleme mit Datenformaten, formatierung und anderen kleinen Schönheitsfehlern zwischen LaTeX, Word und Libre Office letztendlich hat jedoch alles geklap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31S</meta:editing-duration>
    <meta:editing-cycles>11</meta:editing-cycles>
    <meta:generator>LibreOffice/5.4.6.2$Windows_X86_64 LibreOffice_project/4014ce260a04f1026ba855d3b8d91541c224eab8</meta:generator>
    <dc:date>2019-01-24T21:50:05.774000000</dc:date>
    <meta:document-statistic meta:table-count="0" meta:image-count="0" meta:object-count="0" meta:page-count="2" meta:paragraph-count="27" meta:word-count="248" meta:character-count="1824" meta:non-whitespace-character-count="1598"/>
    <meta:user-defined meta:name="Info 1"/>
    <meta:user-defined meta:name="Info 2"/>
    <meta:user-defined meta:name="Info 3"/>
    <meta:user-defined meta:name="Info 4"/>
  </office:meta>
</office:document-meta>
</file>